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b2b2b2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fill="none" draw:textarea-vertical-align="middle"/>
    </style:style>
    <style:style style:name="pr1" style:family="presentation" style:parent-style-name="Default-subtitle">
      <style:graphic-properties draw:marker-start="" draw:fill-color="#ffffff" fo:min-height="3.048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7cm" svg:height="2.286cm" svg:x="7.62cm" svg:y="17.9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81cm" svg:height="11.175cm" svg:x="18.95cm" svg:y="5.8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81cm" svg:height="11.175cm" svg:x="10.007cm" svg:y="5.8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81cm" svg:height="11.175cm" svg:x="0.763cm" svg:y="5.8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2cm" svg:height="10.16cm" svg:x="1.016cm" svg:y="6.35cm">
          <text:p text:style-name="P1">PLAYER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SELECT SPOR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2cm" svg:height="10.16cm" svg:x="10.414cm" svg:y="6.35cm">
          <text:p text:style-name="P1">ABOUT</text:p>
          <text:p text:style-name="P1"/>
          <text:p text:style-name="P1"/>
          <text:p text:style-name="P1"/>
          <text:p text:style-name="P1">THIS PAG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2cm" svg:height="10.16cm" svg:x="19.304cm" svg:y="6.336cm">
          <text:p text:style-name="P1">MANAGER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SELECT SPORT 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1.51cm" svg:x="8.128cm" svg:y="18.294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5cm" svg:height="1.51cm" svg:x="13.716cm" svg:y="18.294cm">
          <text:p text:style-name="P1">REGIST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3.622cm" svg:height="3.048cm" svg:x="1.523cm" svg:y="1.52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17.334cm" svg:height="3.048cm" svg:x="5.186cm" svg:y="1.523cm">
          <draw:text-box>
            <text:p>WELCOME TO INDEX</text:p>
          </draw:text-box>
        </draw:frame>
        <draw:custom-shape draw:style-name="gr1" draw:text-style-name="P1" draw:layer="layout" svg:width="26.924cm" svg:height="4.318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1.51cm" svg:x="22.352cm" svg:y="0.776cm">
          <text:p text:style-name="P1">regis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5cm" svg:height="1.51cm" svg:x="15.494cm" svg:y="0.776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462cm" svg:height="2.794cm" svg:x="0.508cm" svg:y="0.76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13.462cm" svg:height="3.048cm" svg:x="0.508cm" svg:y="0.762cm">
          <draw:text-box>
            <text:p>Welcome index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26.924cm" svg:height="4.318cm" svg:x="0.508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6.924cm" svg:height="6.096cm" svg:x="0.509cm" svg:y="4.7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6.924cm" svg:height="9.652cm" svg:x="0.508cm" svg:y="11.1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653cm" svg:height="5.333cm" svg:x="1.017cm" svg:y="5.226cm">
          <text:p text:style-name="P1"><text:span text:style-name="T1">Fade-in</text:span></text:p>
          <text:p text:style-name="P1">PLAYER QUESTIONS TO ANSWER IF</text:p>
          <text:p text:style-name="P1">“LOOKING FOR A TEAM”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1.51cm" svg:x="22.606cm" svg:y="0.776cm">
          <text:p text:style-name="P1">logou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5cm" svg:height="1.51cm" svg:x="15.748cm" svg:y="0.776cm">
          <text:p text:style-name="P1">usernam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462cm" svg:height="2.794cm" svg:x="0.762cm" svg:y="0.76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13.462cm" svg:height="3.048cm" svg:x="0.762cm" svg:y="0.762cm">
          <draw:text-box>
            <text:p>PROFILE</text:p>
          </draw:text-box>
        </draw:frame>
        <draw:custom-shape draw:style-name="gr2" draw:text-style-name="P1" draw:layer="layout" svg:width="25.653cm" svg:height="5.333cm" svg:x="1.017cm" svg:y="11.369cm">
          <text:p text:style-name="P1"><text:span text:style-name="T1">Fade-in</text:span></text:p>
          <text:p text:style-name="P1">MANAGER QUESTIONS TO ASK IF</text:p>
          <text:p text:style-name="P1">“LOOKING FOR A PLAYER”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653cm" svg:height="2.966cm" svg:x="1.017cm" svg:y="17.292cm">
          <text:p text:style-name="P1">TABLE TO VIEW PLAYER ANSWERS AND COMPARE PLAYER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43cm" svg:height="1.51cm" svg:x="15.748cm" svg:y="2.554cm">
          <text:p text:style-name="P1">Select: player || manag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1" draw:layer="layout" svg:width="7.111cm" svg:height="8.381cm" svg:x="18.288cm" svg:y="9.3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11cm" svg:height="6.857cm" svg:x="17.68cm" svg:y="0.2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11cm" svg:height="9.143cm" svg:x="8.891cm" svg:y="0.2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3cm" svg:height="10.921cm" svg:x="0.509cm" svg:y="0.2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1.51cm" svg:x="1.016cm" svg:y="9.144cm">
          <text:p text:style-name="P1">submi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7.874cm" svg:x="1.016cm" svg:y="1.016cm">
          <text:p text:style-name="P1"><text:span text:style-name="T1">Register</text:span> fadein</text:p>
          <text:p text:style-name="P1"/>
          <text:p text:style-name="P1">Username</text:p>
          <text:p text:style-name="P1">Email</text:p>
          <text:p text:style-name="P1">Zip code</text:p>
          <text:p text:style-name="P1">Password</text:p>
          <text:p text:style-name="P1">Confirm passwor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1.51cm" svg:x="9.652cm" svg:y="5.08cm">
          <text:p text:style-name="P1">submi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5cm" svg:height="3.796cm" svg:x="9.144cm" svg:y="1.03cm">
          <text:p text:style-name="P1"><text:span text:style-name="T1">Login</text:span> fadein</text:p>
          <text:p text:style-name="P1"/>
          <text:p text:style-name="P1">Username</text:p>
          <text:p text:style-name="P1">Password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1.51cm" svg:x="9.906cm" svg:y="7.112cm">
          <text:p text:style-name="P1">Forgot pas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1.51cm" svg:x="18.034cm" svg:y="5.108cm">
          <text:p text:style-name="P1">submi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5cm" svg:height="4.332cm" svg:x="18.034cm" svg:y="0.508cm">
          <text:p text:style-name="P1">fadein</text:p>
          <text:p text:style-name="P1"><text:span text:style-name="T1">Forgot password</text:span></text:p>
          <text:p text:style-name="P1"/>
          <text:p text:style-name="P1">email</text:p>
          <text:p text:style-name="P1">Zip cod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1.51cm" svg:x="19.331cm" svg:y="15.953cm">
          <text:p text:style-name="P1">logou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5cm" svg:height="5.588cm" svg:x="18.796cm" svg:y="9.652cm">
          <text:p text:style-name="P1">Fadein on login</text:p>
          <text:p text:style-name="P1"><text:span text:style-name="T1">@ header</text:span></text:p>
          <text:p text:style-name="P1"/>
          <text:p text:style-name="P1">User name</text:p>
          <text:p text:style-name="P1">Look 4 players (radio)</text:p>
          <text:p text:style-name="P1">Look for team (radio)</text:p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2" draw:text-style-name="P1" draw:layer="layout" svg:width="4.572cm" svg:height="1.51cm" svg:x="1.778cm" svg:y="1.03cm"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03cm" svg:height="10.92cm" svg:x="1.115cm" svg:y="3.558cm">
          <text:p text:style-name="P1"><text:span text:style-name="T2">Main login</text:span></text:p>
          <text:p text:style-name="P1"><text:span text:style-name="T2"/></text:p>
          <text:p text:style-name="P1">User id</text:p>
          <text:p text:style-name="P1">Email</text:p>
          <text:p text:style-name="P1">Zip</text:p>
          <text:p text:style-name="P1">Password</text:p>
          <text:p text:style-name="P1">Player</text:p>
          <text:p text:style-name="P1">Manager</text:p>
          <text:p text:style-name="P1">Questions asked</text:p>
          <text:p text:style-name="P1">Questions answered</text:p>
          <text:p text:style-name="P1">Sport selected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365cm" svg:height="2.03cm" svg:x="12.954cm" svg:y="4.574cm">
          <text:p text:style-name="P1"><text:span text:style-name="T2">HOCKEY QUES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73cm" svg:height="2.03cm" svg:x="12.646cm" svg:y="7.62cm">
          <text:p text:style-name="P1"><text:span text:style-name="T2">SOFTBALL QUES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365cm" svg:height="2.03cm" svg:x="12.955cm" svg:y="10.416cm">
          <text:p text:style-name="P1"><text:span text:style-name="T2">SOCCER QUESTIONS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718cm" svg:y1="6.35cm" svg:x2="12.954cm" svg:y2="5.588cm">
          <text:p/>
        </draw:line>
        <draw:line draw:style-name="gr5" draw:text-style-name="P1" draw:layer="layout" svg:x1="7.718cm" svg:y1="8.636cm" svg:x2="12.646cm" svg:y2="8.89cm">
          <text:p/>
        </draw:line>
        <draw:line draw:style-name="gr5" draw:text-style-name="P1" draw:layer="layout" svg:x1="7.718cm" svg:y1="11.684cm" svg:x2="12.955cm" svg:y2="11.43cm">
          <text:p/>
        </draw:lin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4T11:31:30.408093123</meta:creation-date>
    <dc:date>2014-06-24T12:40:58.564257493</dc:date>
    <meta:editing-duration>PT1H8M36S</meta:editing-duration>
    <meta:editing-cycles>17</meta:editing-cycles>
    <meta:generator>LibreOffice/4.2.3.3$Linux_x86 LibreOffice_project/420m0$Build-3</meta:generator>
    <meta:document-statistic meta:object-count="77"/>
  </office:meta>
</office:document-meta>
</file>